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, R418</text:p>
          </table:table-cell>
          <table:table-cell office:value-type="string" calcext:value-type="string">
            <text:p>33k</text:p>
          </table:table-cell>
          <table:table-cell table:formula="of:=LEN([.A25])-LEN(SUBSTITUTE([.A2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8])-LEN(SUBSTITUTE([.A28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29])-LEN(SUBSTITUTE([.A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0])-LEN(SUBSTITUTE([.A3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1])-LEN(SUBSTITUTE([.A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2])-LEN(SUBSTITUTE([.A3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3])-LEN(SUBSTITUTE([.A33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4])-LEN(SUBSTITUTE([.A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2, C1813</text:p>
          </table:table-cell>
          <table:table-cell office:value-type="string" calcext:value-type="string">
            <text:p>6.8pF</text:p>
          </table:table-cell>
          <table:table-cell table:formula="of:=LEN([.A36])-LEN(SUBSTITUTE([.A3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1, C1814</text:p>
          </table:table-cell>
          <table:table-cell office:value-type="string" calcext:value-type="string">
            <text:p>8.2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10, C1815</text:p>
          </table:table-cell>
          <table:table-cell office:value-type="string" calcext:value-type="string">
            <text:p>18pF</text:p>
          </table:table-cell>
          <table:table-cell table:formula="of:=LEN([.A38])-LEN(SUBSTITUTE([.A3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2</text:p>
          </table:table-cell>
          <table:table-cell office:value-type="string" calcext:value-type="string">
            <text:p>22pF</text:p>
          </table:table-cell>
          <table:table-cell table:formula="of:=LEN([.A39])-LEN(SUBSTITUTE([.A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0])-LEN(SUBSTITUTE([.A4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516, C1816</text:p>
          </table:table-cell>
          <table:table-cell office:value-type="string" calcext:value-type="string">
            <text:p>33pF</text:p>
          </table:table-cell>
          <table:table-cell table:formula="of:=LEN([.A41])-LEN(SUBSTITUTE([.A41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8, C1817</text:p>
          </table:table-cell>
          <table:table-cell office:value-type="string" calcext:value-type="string">
            <text:p>39pF</text:p>
          </table:table-cell>
          <table:table-cell table:formula="of:=LEN([.A42])-LEN(SUBSTITUTE([.A4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3])-LEN(SUBSTITUTE([.A43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4])-LEN(SUBSTITUTE([.A4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5])-LEN(SUBSTITUTE([.A4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6])-LEN(SUBSTITUTE([.A4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2303</text:p>
          </table:table-cell>
          <table:table-cell office:value-type="string" calcext:value-type="string">
            <text:p>1nF</text:p>
          </table:table-cell>
          <table:table-cell table:formula="of:=LEN([.A47])-LEN(SUBSTITUTE([.A4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1, C1402, C1403, C1404, C1514, C1515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48])-LEN(SUBSTITUTE([.A48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49])-LEN(SUBSTITUTE([.A4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5, C206, C208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7, C1524, C1523, C1518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0])-LEN(SUBSTITUTE([.A50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1])-LEN(SUBSTITUTE([.A5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2])-LEN(SUBSTITUTE([.A52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45, C451, C449, C450, C907, C1519, C1517, C1513, C1506, C1525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3])-LEN(SUBSTITUTE([.A53];&quot;,&quot;;&quot;&quot;))+1" office:value-type="float" office:value="31" calcext:value-type="float">
            <text:p>3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2, C204, C1718, C2002</text:p>
          </table:table-cell>
          <table:table-cell office:value-type="string" calcext:value-type="string">
            <text:p>2.2uF</text:p>
          </table:table-cell>
          <table:table-cell table:formula="of:=LEN([.A54])-LEN(SUBSTITUTE([.A5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61</text:p>
          </table:table-cell>
          <table:table-cell office:value-type="string" calcext:value-type="string">
            <text:p>4.7uF</text:p>
          </table:table-cell>
          <table:table-cell table:formula="of:=LEN([.A55])-LEN(SUBSTITUTE([.A5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1, C207, C213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5, C1503, C1502, C1821, C1822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SR4L034-R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R4L034-R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MHF4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4])-LEN(SUBSTITUTE([.A14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</text:p>
          </table:table-cell>
          <table:table-cell office:value-type="string" calcext:value-type="string">
            <text:p>Coax_cable_ufl_ufl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BL1801, CBL1802</text:p>
          </table:table-cell>
          <table:table-cell office:value-type="string" calcext:value-type="string">
            <text:p>Coax_cable_MHF4_MHF4</text:p>
          </table:table-cell>
          <table:table-cell table:formula="of:=LEN([.A149])-LEN(SUBSTITUTE([.A149];&quot;,&quot;;&quot;&quot;))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3])-LEN(SUBSTITUTE([.A153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01, C1504, C1520, C1521, C1526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L1501, L1502, L1801, L1802, </text:span>L2301, L2302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2])-LEN(SUBSTITUTE([.A16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19:18:13.194892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1T19:18:28.720065496</dc:date>
    <meta:editing-duration>PT4H30M3S</meta:editing-duration>
    <meta:editing-cycles>118</meta:editing-cycles>
    <meta:generator>LibreOffice/6.0.5.2$Linux_X86_64 LibreOffice_project/00$Build-2</meta:generator>
    <meta:document-statistic meta:table-count="1" meta:cell-count="1448" meta:object-count="0"/>
  </office:meta>
</office:document-meta>
</file>